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apple-system" svg:font-family="apple-system, BlinkMacSystemFont, 'Segoe UI', 'Noto Sans', Helvetica, Arial, sans-serif, 'Apple Color Emoji', 'Segoe UI Emoji'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1.896cm" style:rel-column-width="7309*"/>
    </style:style>
    <style:style style:name="Таблица1.B" style:family="table-column">
      <style:table-column-properties style:column-width="9.437cm" style:rel-column-width="36378*"/>
    </style:style>
    <style:style style:name="Таблица1.C" style:family="table-column">
      <style:table-column-properties style:column-width="5.667cm" style:rel-column-width="21848*"/>
    </style:style>
    <style:style style:name="Таблица1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.C1" style:family="table-cell">
      <style:table-cell-properties fo:padding="0.097cm" fo:border="0.5pt solid #000000"/>
    </style:style>
    <style:style style:name="Таблица1.A2" style:family="table-cell">
      <style:table-cell-properties fo:padding="0.097cm" fo:border-left="0.5pt solid #000000" fo:border-right="none" fo:border-top="none" fo:border-bottom="0.5pt solid #000000"/>
    </style:style>
    <style:style style:name="Таблица1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line-height="150%" fo:text-align="justify" style:justify-single-word="false"/>
      <style:text-properties style:font-name="Times New Roman" fo:font-size="10pt" officeooo:paragraph-rsid="00111114" style:font-size-asian="10pt" style:font-name-complex="Times New Roman" style:font-size-complex="10pt"/>
    </style:style>
    <style:style style:name="P2" style:family="paragraph" style:parent-style-name="Table_20_Contents">
      <style:text-properties officeooo:rsid="0010318d" officeooo:paragraph-rsid="0010318d"/>
    </style:style>
    <style:style style:name="P3" style:family="paragraph" style:parent-style-name="Table_20_Contents">
      <style:text-properties officeooo:rsid="00111114" officeooo:paragraph-rsid="00111114"/>
    </style:style>
    <style:style style:name="P4" style:family="paragraph" style:parent-style-name="Table_20_Contents">
      <style:text-properties fo:color="#000000" loext:opacity="100%"/>
    </style:style>
    <style:style style:name="P5" style:family="paragraph" style:parent-style-name="Table_20_Contents">
      <style:text-properties fo:color="#000000" loext:opacity="100%" fo:font-size="10pt" style:font-size-asian="10pt" style:font-size-complex="10pt"/>
    </style:style>
    <style:style style:name="P6" style:family="paragraph" style:parent-style-name="Text_20_body">
      <style:paragraph-properties fo:margin-left="0cm" fo:margin-right="0cm" fo:margin-top="0cm" fo:margin-bottom="0.423cm" style:contextual-spacing="false" fo:orphans="2" fo:widows="2" fo:text-indent="0cm" style:auto-text-indent="false"/>
      <style:text-properties fo:color="#000000" loext:opacity="100%" fo:font-size="10pt" style:font-size-asian="10pt" style:font-size-complex="10pt"/>
    </style:style>
    <style:style style:name="P7" style:family="paragraph" style:parent-style-name="Text_20_body">
      <style:paragraph-properties fo:margin-left="0cm" fo:margin-right="0cm" fo:margin-top="0cm" fo:margin-bottom="0.423cm" style:contextual-spacing="false" fo:orphans="2" fo:widows="2" fo:text-indent="0cm" style:auto-text-indent="false"/>
      <style:text-properties fo:font-variant="normal" fo:text-transform="none" fo:color="#000000" loext:opacity="100%" style:font-name="apple-system" fo:font-size="10pt" fo:letter-spacing="normal" fo:font-style="normal" fo:font-weight="normal" style:font-size-asian="10pt" style:font-size-complex="10pt"/>
    </style:style>
    <style:style style:name="P8" style:family="paragraph" style:parent-style-name="Text_20_body">
      <style:paragraph-properties fo:margin-left="0cm" fo:margin-right="0cm" fo:margin-top="0cm" fo:margin-bottom="0.423cm" style:contextual-spacing="false" fo:orphans="2" fo:widows="2" fo:text-indent="0cm" style:auto-text-indent="false"/>
      <style:text-properties fo:font-variant="normal" fo:text-transform="none" fo:color="#000000" loext:opacity="100%" style:font-name="apple-system" fo:font-size="10pt" fo:letter-spacing="normal" fo:font-style="normal" fo:font-weight="normal" officeooo:paragraph-rsid="0010318d" style:font-size-asian="10pt" style:font-size-complex="10pt"/>
    </style:style>
    <style:style style:name="P9" style:family="paragraph" style:parent-style-name="Text_20_body">
      <style:paragraph-properties fo:margin-left="0cm" fo:margin-right="0cm" fo:margin-top="0cm" fo:margin-bottom="0.423cm" style:contextual-spacing="false" fo:orphans="2" fo:widows="2" fo:text-indent="0cm" style:auto-text-indent="false"/>
    </style:style>
    <style:style style:name="P10" style:family="paragraph" style:parent-style-name="Text_20_body">
      <style:paragraph-properties fo:margin-left="0cm" fo:margin-right="0cm" fo:margin-top="0cm" fo:margin-bottom="0.423cm" style:contextual-spacing="false" fo:orphans="2" fo:widows="2" fo:text-indent="0cm" style:auto-text-indent="false"/>
      <style:text-properties officeooo:paragraph-rsid="00111114"/>
    </style:style>
    <style:style style:name="P11" style:family="paragraph" style:parent-style-name="Standard">
      <style:text-properties style:font-name="Times New Roman" fo:font-size="12pt" officeooo:paragraph-rsid="00111114" style:font-size-asian="12pt" style:font-name-complex="Times New Roman1"/>
    </style:style>
    <style:style style:name="P12" style:family="paragraph" style:parent-style-name="Standard">
      <style:text-properties style:font-name="Times New Roman" fo:font-size="12pt" officeooo:rsid="0012a5a9" officeooo:paragraph-rsid="0012a5a9" style:font-size-asian="12pt" style:font-name-complex="Times New Roman1"/>
    </style:style>
    <style:style style:name="P13" style:family="paragraph" style:parent-style-name="Standard">
      <style:text-properties style:font-name="Times New Roman" fo:font-size="10pt" officeooo:paragraph-rsid="00111114" style:font-size-asian="10pt" style:font-name-complex="Times New Roman1" style:font-size-complex="10pt"/>
    </style:style>
    <style:style style:name="P14" style:family="paragraph" style:parent-style-name="Text_20_body">
      <style:paragraph-properties fo:margin-left="0cm" fo:margin-right="0cm" fo:margin-top="0cm" fo:margin-bottom="0.423cm" style:contextual-spacing="false" fo:orphans="2" fo:widows="2" fo:text-indent="0cm" style:auto-text-indent="false"/>
      <style:text-properties fo:font-variant="normal" fo:text-transform="none" fo:color="#000000" loext:opacity="100%" style:font-name="apple-system" fo:font-size="10pt" fo:letter-spacing="normal" fo:font-style="normal" fo:font-weight="normal" officeooo:paragraph-rsid="00111114" style:font-size-asian="10pt" style:font-size-complex="10pt"/>
    </style:style>
    <style:style style:name="T1" style:family="text">
      <style:text-properties fo:font-variant="normal" fo:text-transform="none" fo:color="#000000" loext:opacity="100%" style:font-name="apple-system" fo:font-size="12pt" fo:letter-spacing="normal" fo:font-style="normal" fo:font-weight="bold"/>
    </style:style>
    <style:style style:name="T2" style:family="text">
      <style:text-properties fo:font-variant="normal" fo:text-transform="none" fo:color="#000000" loext:opacity="100%" style:font-name="apple-system" fo:font-size="12pt" fo:letter-spacing="normal" fo:font-style="normal" fo:font-weight="normal"/>
    </style:style>
    <style:style style:name="T3" style:family="text">
      <style:text-properties fo:font-variant="normal" fo:text-transform="none" fo:color="#000000" loext:opacity="100%" style:font-name="apple-system" fo:font-size="10pt" fo:letter-spacing="normal" fo:font-style="normal" fo:font-weight="bold" style:font-size-asian="10pt" style:font-size-complex="10pt"/>
    </style:style>
    <style:style style:name="T4" style:family="text">
      <style:text-properties fo:font-variant="normal" fo:text-transform="none" fo:color="#000000" loext:opacity="100%" style:font-name="apple-system" fo:font-size="10pt" fo:letter-spacing="normal" fo:font-style="normal" fo:font-weight="normal" style:font-size-asian="10pt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2">№ слайда</text:p>
          </table:table-cell>
          <table:table-cell table:style-name="Таблица1.A1" office:value-type="string">
            <text:p text:style-name="P2">Что на слайде</text:p>
          </table:table-cell>
          <table:table-cell table:style-name="Таблица1.C1" office:value-type="string">
            <text:p text:style-name="P2">О чем сказано</text:p>
          </table:table-cell>
        </table:table-row>
        <table:table-row>
          <table:table-cell table:style-name="Таблица1.A2" office:value-type="string">
            <text:p text:style-name="P2">1</text:p>
          </table:table-cell>
          <table:table-cell table:style-name="Таблица1.A2" office:value-type="string">
            <text:p text:style-name="P2">Титульный лист</text:p>
          </table:table-cell>
          <table:table-cell table:style-name="Таблица1.C2" office:value-type="string">
            <text:p text:style-name="P2">Тема курсовой</text:p>
          </table:table-cell>
        </table:table-row>
        <table:table-row>
          <table:table-cell table:style-name="Таблица1.A2" office:value-type="string">
            <text:p text:style-name="P2">2</text:p>
          </table:table-cell>
          <table:table-cell table:style-name="Таблица1.A2" office:value-type="string">
            <text:p text:style-name="P2">Цели и задачи</text:p>
          </table:table-cell>
          <table:table-cell table:style-name="Таблица1.C2" office:value-type="string">
            <text:p text:style-name="P12">То что на слайде</text:p>
          </table:table-cell>
        </table:table-row>
        <table:table-row>
          <table:table-cell table:style-name="Таблица1.A2" office:value-type="string">
            <text:p text:style-name="P2">3</text:p>
          </table:table-cell>
          <table:table-cell table:style-name="Таблица1.A2" office:value-type="string">
            <text:p text:style-name="P2">Актуальность темы</text:p>
          </table:table-cell>
          <table:table-cell table:style-name="Таблица1.C2" office:value-type="string">
            <text:p text:style-name="P8">С развитием стриминговых сервисов и увеличением объема медиаконтента у пользователей накапливаются большие объемы контента, которые требуют систематизации и учета. По данным исследования Digital Media Consumption 2024, среднестатистический пользователь тратит до 15 часов в неделю на просмотр фильмов и сериалов, при этом: 68% пользователей имеют более 100 фильмов в своей коллекции</text:p>
            <text:p text:style-name="P8">45% испытывают трудности с поиском нужного контента</text:p>
            <text:p text:style-name="P8">72% хотели бы анализировать свои просмотры</text:p>
            <text:p text:style-name="P6"/>
          </table:table-cell>
        </table:table-row>
        <table:table-row>
          <table:table-cell table:style-name="Таблица1.A2" office:value-type="string">
            <text:p text:style-name="P3">4</text:p>
          </table:table-cell>
          <table:table-cell table:style-name="Таблица1.A2" office:value-type="string">
            <text:p text:style-name="P3">Анализ предметной области</text:p>
          </table:table-cell>
          <table:table-cell table:style-name="Таблица1.C2" office:value-type="string">
            <text:p text:style-name="P7">Домашняя видеотека представляет собой совокупность фильмов, которые пользователь смотрел или будет планировать посмотреть. Основные компоненты системы:</text:p>
            <text:p text:style-name="P10"><text:span text:style-name="Strong_20_Emphasis"><text:span text:style-name="T3">Фильмы</text:span></text:span><text:span text:style-name="T4"> — основные объекты учета:</text:span></text:p>
            <text:p text:style-name="P14">Название;</text:p>
            <text:p text:style-name="P14">Год выпуска;</text:p>
            <text:p text:style-name="P14">Длительность;</text:p>
            <text:p text:style-name="P14">Описание сюжета;</text:p>
            <text:p text:style-name="P14">Пользовательский рейтинг.</text:p>
            <text:p text:style-name="P9"><text:soft-page-break/><text:span text:style-name="Strong_20_Emphasis"><text:span text:style-name="T3">Актеры</text:span></text:span><text:span text:style-name="T4"> — участники фильмов. База хранит информацию об актерах и их ролях в конкретных фильмах.</text:span></text:p>
            <text:p text:style-name="P9"><text:span text:style-name="Strong_20_Emphasis"><text:span text:style-name="T3">Жанры</text:span></text:span><text:span text:style-name="T4"> — классификация фильмов. Один фильм может иметь несколько жанров.</text:span></text:p>
            <text:p text:style-name="P9"><text:span text:style-name="Strong_20_Emphasis"><text:span text:style-name="T3">Просмотры</text:span></text:span><text:span text:style-name="T4"> — факт того, что пользователь посмотрел фильм. Сюда включается дата просмотра и заметки о фильме.</text:span></text:p>
            <text:p text:style-name="P4"/>
          </table:table-cell>
        </table:table-row>
        <table:table-row>
          <table:table-cell table:style-name="Таблица1.A2" office:value-type="string">
            <text:p text:style-name="P3">5</text:p>
          </table:table-cell>
          <table:table-cell table:style-name="Таблица1.A2" office:value-type="string">
            <text:p text:style-name="P3">Проектирование базы данных</text:p>
          </table:table-cell>
          <table:table-cell table:style-name="Таблица1.C2" office:value-type="string">
            <text:p text:style-name="P13">В основе системы лежит реляционная модель, состоящая из 6 таблиц, приведённых к третьей нормальной форме:</text:p>
            <text:p text:style-name="P13">movies — основная информация о фильмах</text:p>
            <text:p text:style-name="P13">actors — актёры</text:p>
            <text:p text:style-name="P13">genres — жанры</text:p>
            <text:p text:style-name="P13">viewings — история просмотров</text:p>
            <text:p text:style-name="P13">movie_actors и movie_genres — связи </text:p>
            <text:p text:style-name="P13">Ключевые ограничения:</text:p>
            <text:p text:style-name="P13">Рейтинг фильма — от 1 до 10</text:p>
            <text:p text:style-name="P13">Длительность — положительное число</text:p>
            <text:p text:style-name="P13">Название + год выпуска — уникальная комбинация</text:p>
            <text:p text:style-name="P13">Дата просмотра не может быть раньше года выпуска фильма</text:p>
          </table:table-cell>
        </table:table-row>
        <table:table-row>
          <table:table-cell table:style-name="Таблица1.A2" office:value-type="string">
            <text:p text:style-name="P3">6</text:p>
          </table:table-cell>
          <table:table-cell table:style-name="Таблица1.A2" office:value-type="string">
            <text:p text:style-name="P3">Реализация системы</text:p>
          </table:table-cell>
          <table:table-cell table:style-name="Таблица1.C2" office:value-type="string">
            <text:p text:style-name="P1">Логическая структура базы данных состоит из 6 таблиц, которые приведены к третьей нормальной форме.</text:p>
          </table:table-cell>
        </table:table-row>
        <table:table-row>
          <table:table-cell table:style-name="Таблица1.A2" office:value-type="string">
            <text:p text:style-name="P3">7-8</text:p>
          </table:table-cell>
          <table:table-cell table:style-name="Таблица1.A2" office:value-type="string">
            <text:p text:style-name="P3">Разработка интерфейса на Python</text:p>
          </table:table-cell>
          <table:table-cell table:style-name="Таблица1.C2" office:value-type="string">
            <text:p text:style-name="P7">Пользовательский интерфейс разработан на Python с использованием библиотеки tkinter для создания графического интерфейса и psycopg2 для работы с СУБД PostgreSQL.</text:p>
            <text:p text:style-name="P9"><text:span text:style-name="Strong_20_Emphasis"><text:span text:style-name="T3">Основные компоненты интерфейса:</text:span></text:span></text:p>
            <text:p text:style-name="P10"><text:span text:style-name="Strong_20_Emphasis"><text:span text:style-name="T3">1.Главное окно:</text:span></text:span></text:p>
            <text:p text:style-name="P14"><text:soft-page-break/>Левая панель — поиск и фильтры</text:p>
            <text:p text:style-name="P14">Правая панель — таблица с фильмами</text:p>
            <text:p text:style-name="P14">Нижняя панель — информация о выбранном фильме</text:p>
            <text:p text:style-name="P10"><text:span text:style-name="Strong_20_Emphasis"><text:span text:style-name="T3">2.Панель поиска включает в себя:</text:span></text:span></text:p>
            <text:p text:style-name="P14">Поле поиска по названию фильма</text:p>
            <text:p text:style-name="P14">Поле поиска по актерам</text:p>
            <text:p text:style-name="P14">Выпадающий список жанров</text:p>
            <text:p text:style-name="P14">Фильтр по минимальному рейтингу</text:p>
            <text:p text:style-name="P10"><text:span text:style-name="Strong_20_Emphasis"><text:span text:style-name="T3">3.Таблица фильмов содержит:</text:span></text:span></text:p>
            <text:p text:style-name="P14">Id, название фильма, год, длительность, рейтинг и жанры</text:p>
            <text:p text:style-name="P14">Автоматически подстраивается ширина колонок</text:p>
            <text:p text:style-name="P10"><text:span text:style-name="T4">Возможность сортировки по клику на заголовок</text:span></text:p>
            <text:p text:style-name="P10"><text:span text:style-name="Strong_20_Emphasis"><text:span text:style-name="T3">4.Кнопки управления:</text:span></text:span></text:p>
            <text:p text:style-name="P14">Добавить фильм, актера, просмотр</text:p>
            <text:p text:style-name="P14">Редактировать фильм</text:p>
            <text:p text:style-name="P14">Удалить фильм</text:p>
            <text:p text:style-name="P14">Показать статистику</text:p>
            <text:p text:style-name="P5"/>
          </table:table-cell>
        </table:table-row>
        <table:table-row>
          <table:table-cell table:style-name="Таблица1.A2" office:value-type="string">
            <text:p text:style-name="P3">9 </text:p>
          </table:table-cell>
          <table:table-cell table:style-name="Таблица1.A2" office:value-type="string">
            <text:p text:style-name="P3">Тестирование системы</text:p>
          </table:table-cell>
          <table:table-cell table:style-name="Таблица1.C2" office:value-type="string">
            <text:p text:style-name="P9"><text:span text:style-name="Strong_20_Emphasis"><text:span text:style-name="T3">Виды тестирования:</text:span></text:span></text:p>
            <text:p text:style-name="P10"><text:span text:style-name="Strong_20_Emphasis"><text:span text:style-name="T3">1. Функциональное тестирование:</text:span></text:span></text:p>
            <text:p text:style-name="P14">Добавление фильма с <text:soft-page-break/>корректными данными</text:p>
            <text:p text:style-name="P14">Добавление фильма с некорректными данными</text:p>
            <text:p text:style-name="P14">Попытка добавить фильм с некорректным рейтингом</text:p>
            <text:p text:style-name="P14">Поиск фильма по названию</text:p>
            <text:p text:style-name="P10"><text:span text:style-name="T4">Добавление просмотра для фильма, который должен в</text:span><text:span text:style-name="Strong_20_Emphasis"><text:span text:style-name="T3">ование пользовательского интерфейса:</text:span></text:span></text:p>
            <text:p text:style-name="P14">Проверка на работоспособность всех кнопок</text:p>
            <text:p text:style-name="P14">Тестирование сортировки в таблице с фильмами</text:p>
            <text:p text:style-name="P14">Проверка на корректное отображение ошибок</text:p>
            <text:p text:style-name="P10"><text:span text:style-name="Strong_20_Emphasis"><text:span text:style-name="T3">Обнаруженные и исправленные ошибки:</text:span></text:span><text:span text:style-name="T4"> </text:span></text:p>
            <text:p text:style-name="P10"><text:span text:style-name="T4">1. Проблема:При добавлении просмотра фильма у него не проверялся год выпуска. </text:span><text:span text:style-name="Strong_20_Emphasis"><text:span text:style-name="T3">Решение:</text:span></text:span><text:span text:style-name="T4"> Добавлена проверка на то, что дата просмотра не может быть раньше, чем год выпуска фильма.</text:span></text:p>
            <text:p text:style-name="P9"><text:span text:style-name="Strong_20_Emphasis"><text:span text:style-name="T3">2. Проблема:</text:span></text:span><text:span text:style-name="T4"> При удалении фильма не удалялись связанные просмотры. </text:span><text:span text:style-name="Strong_20_Emphasis"><text:span text:style-name="T3">Решение:</text:span></text:span><text:span text:style-name="T4"> Теперь используется ON DELETE CASCADE для внешних ключей.</text:span></text:p>
            <text:p text:style-name="P14">ыйти в будущем</text:p>
            <text:p text:style-name="P10"><text:span text:style-name="Strong_20_Emphasis"><text:span text:style-name="T3">2. Тестирование пользовательского интерфейса:</text:span></text:span></text:p>
            <text:p text:style-name="P14">Проверка на работоспособность всех <text:soft-page-break/>кнопок</text:p>
            <text:p text:style-name="P14">Тестирование сортировки в таблице с фильмами</text:p>
            <text:p text:style-name="P14">Проверка на корректное отображение ошибок</text:p>
            <text:p text:style-name="P10"><text:span text:style-name="Strong_20_Emphasis"><text:span text:style-name="T3">Обнаруженные и исправленные ошибки:</text:span></text:span><text:span text:style-name="T4"> </text:span></text:p>
            <text:p text:style-name="P10"><text:span text:style-name="T2">1. Проблема:При добавлении просмотра фильма у него не проверялся год выпуска. </text:span><text:span text:style-name="Strong_20_Emphasis"><text:span text:style-name="T1">Решение:</text:span></text:span><text:span text:style-name="T2"> Добавлена проверка на то, что дата просмотра не может быть раньше, чем год выпуска фильма.</text:span></text:p>
            <text:p text:style-name="P9"><text:span text:style-name="Strong_20_Emphasis"><text:span text:style-name="T1">2. Проблема:</text:span></text:span><text:span text:style-name="T2"> При удалении фильма не удалялись связанные просмотры. </text:span><text:span text:style-name="Strong_20_Emphasis"><text:span text:style-name="T1">Решение:</text:span></text:span><text:span text:style-name="T2"> Теперь используется ON DELETE CASCADE для внешних ключей.</text:span></text:p>
            <text:p text:style-name="P4"/>
          </table:table-cell>
        </table:table-row>
        <table:table-row>
          <table:table-cell table:style-name="Таблица1.A2" office:value-type="string">
            <text:p text:style-name="P3">10</text:p>
          </table:table-cell>
          <table:table-cell table:style-name="Таблица1.A2" office:value-type="string">
            <text:p text:style-name="P3">Заключение</text:p>
          </table:table-cell>
          <table:table-cell table:style-name="Таблица1.C2" office:value-type="string">
            <text:p text:style-name="P11">Таким образом поставленные цели и задачи были выполнены, система готова к использованию и может служить как основа для более серьезных решений.</text:p>
          </table:table-cell>
        </table:table-row>
        <table:table-row>
          <table:table-cell table:style-name="Таблица1.A2" office:value-type="string">
            <text:p text:style-name="P3">11</text:p>
          </table:table-cell>
          <table:table-cell table:style-name="Таблица1.A2" office:value-type="string">
            <text:p text:style-name="P3">Карта пользователя</text:p>
          </table:table-cell>
          <table:table-cell table:style-name="Таблица1.C2" office:value-type="string">
            <text:p text:style-name="P3">При открытии приложения у пользователя появляется список фильмов, в этот список пользователь может добавлять новые фильмы или редактировать уже существующие а так же удалять их. Так же у пользователя есть возможность просматривать статистику своей видеотеки</text:p>
          </table:table-cell>
        </table:table-row>
        <table:table-row>
          <table:table-cell table:style-name="Таблица1.A2" office:value-type="string">
            <text:p text:style-name="P3">12</text:p>
          </table:table-cell>
          <table:table-cell table:style-name="Таблица1.A2" office:value-type="string">
            <text:p text:style-name="P3">Спасибо за внимание</text:p>
          </table:table-cell>
          <table:table-cell table:style-name="Таблица1.C2" office:value-type="string">
            <text:p text:style-name="P3">Спасибо за внимание</text:p>
          </table:table-cell>
        </table:table-row>
        <text:soft-page-break/>
        <table:table-row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C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C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C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apple-system" svg:font-family="apple-system, BlinkMacSystemFont, 'Segoe UI', 'Noto Sans', Helvetica, Arial, sans-serif, 'Apple Color Emoji', 'Segoe UI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17T15:47:46.697440012</meta:creation-date>
    <dc:date>2025-12-17T17:08:13.252351956</dc:date>
    <meta:editing-duration>PT37M29S</meta:editing-duration>
    <meta:editing-cycles>3</meta:editing-cycles>
    <meta:generator>LibreOffice/7.3.7.2$Linux_X86_64 LibreOffice_project/30$Build-2</meta:generator>
    <meta:document-statistic meta:table-count="1" meta:image-count="0" meta:object-count="0" meta:page-count="6" meta:paragraph-count="96" meta:word-count="577" meta:character-count="4249" meta:non-whitespace-character-count="3749"/>
  </office:meta>
</office:document-meta>
</file>